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34" style:family="paragraph" style:parent-style-name="Standard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break-before="auto" fo:break-after="auto"/>
    </style:style>
    <style:style style:name="P36" style:family="paragraph" style:parent-style-name="Heading_20_1" style:list-style-name="WWNum3"/>
    <style:style style:name="P3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18" style:family="text">
      <style:text-properties fo:font-variant="normal" fo:text-transform="none" fo:color="#000000" fo:font-size="12pt" style:font-size-asian="12pt" style:font-size-complex="12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Sistemas operativos en red</text:span><text:span text:style-name="T2"><text:line-break/></text:span><text:span text:style-name="T3">UD 03. Actividades Evaluables 03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</text:index-body>
      </text:table-of-content>
      <text:p text:style-name="P12"/>
      <text:p text:style-name="P15"/>
      <text:p text:style-name="P16"><text:span text:style-name="T14">UD03. Actividades evaluables 03</text:span></text:p>
      <text:list xml:id="list3169608441" text:style-name="WWNum3">
        <text:list-item>
          <text:p text:style-name="P36"><text:bookmark text:name="_dbh0n1vac4c8"/>Fecha de entrega</text:p>
        </text:list-item>
      </text:list>
      <text:p text:style-name="Standard"><text:span text:style-name="T10">Fecha límite de entrega: </text:span><text:span text:style-name="T19">Lunes 2 de octu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4823556223404" text:continue-numbering="true" text:style-name="WWNum3">
        <text:list-item>
          <text:p text:style-name="P36"><text:bookmark text:name="_9maybllx2a09"/>Observaciones previas a la realización de tareas evaluables</text:p>
        </text:list-item>
      </text:list>
      <text:list xml:id="list2562528449" text:style-name="WWNum4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2414879897" text:style-name="WWNum1">
        <text:list-item>
          <text:list>
            <text:list-item>
              <text:p text:style-name="P28">Si para la entrega se requiere entregar varios ficheros, entrégalos comprimido en un único fichero con extensión “.zip”.</text:p>
            </text:list-item>
          </text:list>
        </text:list-item>
      </text:list>
      <text:list xml:id="list24823350650890" text:continue-list="list2562528449" text:style-name="WWNum4">
        <text:list-item>
          <text:p text:style-name="P24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29">El índice solo será necesario si el documento (sin contar portada) ocupa más de una página y tiene más de un apartado. </text:p>
            </text:list-item>
          </text:list>
        </text:list-item>
        <text:list-item>
          <text:p text:style-name="P27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24823341852391" text:continue-list="list24823556223404" text:style-name="WWNum3">
        <text:list-item>
          <text:p text:style-name="P36"><text:bookmark text:name="_4owcmsjlyn6b"/>Actividad 01</text:p>
        </text:list-item>
      </text:list>
      <text:p text:style-name="P34"><text:span text:style-name="T10">a) Realiza la creación de usuarios locales , grupos locales y <text:s/>permisos locales pertinentes para lograr la configuración deseada.</text:span></text:p>
      <text:p text:style-name="P34"><text:span text:style-name="T19">Usuarios y grupos:</text:span></text:p>
      <text:list xml:id="list3088282113" text:style-name="WWNum5">
        <text:list-item>
          <text:p text:style-name="P22">Jugadores que pertenecen al grupo ValenciaCF y SeleccionEspañola:</text:p>
          <text:list>
            <text:list-item>
              <text:p text:style-name="P30">Gayá</text:p>
            </text:list-item>
          </text:list>
        </text:list-item>
        <text:list-item>
          <text:p text:style-name="P25">Jugadores que pertenecen al grupo ValenciaCF pero no al grupo SeleccionEspañola:</text:p>
          <text:list>
            <text:list-item>
              <text:p text:style-name="P30">Mamardashvili</text:p>
            </text:list-item>
            <text:list-item>
              <text:p text:style-name="P30"><text:soft-page-break/>Javi Guerra</text:p>
            </text:list-item>
            <text:list-item>
              <text:p text:style-name="P30">Diakhaby</text:p>
            </text:list-item>
          </text:list>
        </text:list-item>
        <text:list-item>
          <text:p text:style-name="P25">Entrenadores:</text:p>
          <text:list>
            <text:list-item>
              <text:p text:style-name="P30">Entrenador del ValenciaCF: Baraja</text:p>
            </text:list-item>
            <text:list-item>
              <text:p text:style-name="P30">Entrenador de la SeleccionEspañola: De la Fuente</text:p>
            </text:list-item>
          </text:list>
        </text:list-item>
        <text:list-item>
          <text:p text:style-name="P25">Dueño del ValenciaCF</text:p>
          <text:list>
            <text:list-item>
              <text:p text:style-name="P32">PeterLim</text:p>
            </text:list-item>
          </text:list>
        </text:list-item>
      </text:list>
      <text:p text:style-name="P34"><text:span text:style-name="T19">b) Realiza la configuración de permisos, de la forma más óptima posible (usando grupos cuando sea más óptimo que permisos individuales):</text:span></text:p>
      <text:list xml:id="list3092508072" text:style-name="WWNum2">
        <text:list-item>
          <text:p text:style-name="P23">Carpeta "estrategiaValenciaCF":</text:p>
          <text:list>
            <text:list-item>
              <text:p text:style-name="P31">El entrenador del ValenciaCF (Baraja) tendrá permisos de "Control Total".</text:p>
            </text:list-item>
            <text:list-item>
              <text:p text:style-name="P31">Los jugadores del ValenciaCF tendrán permisos de "Solo Lectura".</text:p>
            </text:list-item>
            <text:list-item>
              <text:p text:style-name="P31">El usuario PeterLim tendrá acceso con control total a todo lo del Valencia, excepto el acceso al fichero “SugerenciasEstrategias.txt” que estará denegado explicito.</text:p>
            </text:list-item>
            <text:list-item>
              <text:p text:style-name="P31">El archivo "SugerenciaEstrategias.txt" dentro de esta carpeta seguirá teniendo permisos de lectura los miembros de ValenciaCF, y control total el entrenador, pero tendra denegado el acceso a PeterLim.</text:p>
            </text:list-item>
          </text:list>
        </text:list-item>
        <text:list-item>
          <text:p text:style-name="P26">Carpeta "estrategiaSeleccionEspañola":</text:p>
          <text:list>
            <text:list-item>
              <text:p text:style-name="P31">El entrenador de la SeleccionEspañola (De la Fuente) tendrá permisos de "Control Total".</text:p>
            </text:list-item>
            <text:list-item>
              <text:p text:style-name="P31">Los jugadores tendrán permisos de "Solo Lectura".</text:p>
            </text:list-item>
          </text:list>
        </text:list-item>
        <text:list-item>
          <text:p text:style-name="P26">Carpeta "ConvocatoriaSeleccion":</text:p>
          <text:list>
            <text:list-item>
              <text:p text:style-name="P31">En esta carpeta, el archivo de texto "convocatoria.txt" será de "Lectura" para todos los usuarios.</text:p>
            </text:list-item>
            <text:list-item>
              <text:p text:style-name="P33">El resto de los archivos en esta carpeta tendrán permisos de "Lectura" para los jugadores y control total para el entrenador. El resto de usuarios no podrán acceder.</text:p>
            </text:list-item>
          </text:list>
        </text:list-item>
      </text:list>
      <text:p text:style-name="P10"><text:span text:style-name="T9"><text:s/>📕 </text:span><text:span text:style-name="T10">A entregar: </text:span>documento con explicación del proceso, indicando en cada carpeta/fichero <text:s/>qué permiso se le ha dado a cada elemento y también indicando cuáles ha hereda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3. Actividades evaluables 03</text:span></text:p>
      </style:header>
      <style:footer>
        <text:p text:style-name="MP4"><text:span text:style-name="MT1">CFGM Sistemas Microinformáticos y Redes<text:tab/><text:tab/>Unidad 03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58" meta:word-count="608" meta:character-count="3817" meta:non-whitespace-character-count="3282"/>
    <meta:generator>LibreOfficeDev/6.0.5.2$Linux_X86_64 LibreOffice_project/</meta:generator>
  </office:meta>
</office:document-meta>
</file>